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8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URBANO SARMIENTO, RICARDO AMBROSI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32387982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LI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40530115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URBANO SARMIENTO, RICARDO AMBROSI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32387982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40530115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2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3238798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7 - Gallina BB Roja</text:p>
          </table:table-cell>
          <table:table-cell table:style-name="Tableau1.A2" office:value-type="string">
            <text:p text:style-name="P7">3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900</text:p>
            <text:p text:style-name="P6"/>
          </table:table-cell>
        </table:table-row>
        <table:table-row>
          <table:table-cell table:style-name="Tableau1.A2" office:value-type="string">
            <text:p text:style-name="P6">P004 - Pollo BB Fr. Negro<text:line-break/>Frances</text:p>
          </table:table-cell>
          <table:table-cell table:style-name="Tableau1.A2" office:value-type="string">
            <text:p text:style-name="P7">1.8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360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1.55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55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415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8/11/2021</text:p>
          </table:table-cell>
          <table:table-cell table:style-name="Tabla2.A3" office:value-type="string">
            <text:p text:style-name="P22">7190816</text:p>
          </table:table-cell>
          <table:table-cell table:style-name="Tabla2.D3" office:value-type="string">
            <text:p text:style-name="P23">1415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06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8T22:05:06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